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83cm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145cm" svg:height="3.175cm" svg:x="1cm" svg:y="8.62cm">
            <text:p text:style-name="P1">Application Code</text:p>
          </draw:rect>
          <draw:rect draw:style-name="gr2" draw:text-style-name="P1" draw:layer="layout" svg:width="2.445cm" svg:height="3.175cm" svg:x="18.145cm" svg:y="8.62cm">
            <text:p text:style-name="P1">Config</text:p>
          </draw:rect>
          <draw:frame draw:style-name="gr3" draw:id="id1" draw:layer="layout" svg:width="1.984cm" svg:height="0.962cm" svg:x="9.255cm" svg:y="4.81cm">
            <draw:text-box>
              <text:p>1 mB</text:p>
            </draw:text-box>
          </draw:frame>
          <draw:connector draw:style-name="gr4" draw:text-style-name="P1" draw:layer="layout" draw:line-skew="4.675cm" svg:x1="11.239cm" svg:y1="5.291cm" svg:x2="20.59cm" svg:y2="8.62cm" draw:start-shape="id1" draw:start-glue-point="1" draw:end-shape="id2" draw:end-glue-point="0" svg:d="m11239 5291h9351v3329 0">
            <text:p/>
          </draw:connector>
          <draw:line draw:style-name="gr5" draw:text-style-name="P1" draw:id="id3" draw:layer="layout" svg:x1="1cm" svg:y1="8.62cm" svg:x2="1cm" svg:y2="11.795cm">
            <text:p/>
          </draw:line>
          <draw:line draw:style-name="gr5" draw:text-style-name="P1" draw:id="id2" draw:layer="layout" svg:x1="20.59cm" svg:y1="8.62cm" svg:x2="20.59cm" svg:y2="11.795cm">
            <text:p/>
          </draw:line>
          <draw:connector draw:style-name="gr4" draw:text-style-name="P1" draw:layer="layout" draw:line-skew="-4.128cm" svg:x1="9.255cm" svg:y1="5.291cm" svg:x2="1cm" svg:y2="8.62cm" draw:start-shape="id1" draw:start-glue-point="3" draw:end-shape="id3" draw:end-glue-point="0" svg:d="m9255 5291h-8255v3329 0">
            <text:p/>
          </draw:connector>
          <draw:frame draw:style-name="gr3" draw:id="id4" draw:layer="layout" svg:width="2.826cm" svg:height="0.962cm" svg:x="7.699cm" svg:y="6.295cm">
            <draw:text-box>
              <text:p>1014 kB</text:p>
            </draw:text-box>
          </draw:frame>
          <draw:frame draw:style-name="gr6" draw:id="id6" draw:layer="layout" svg:width="2.123cm" svg:height="0.962cm" svg:x="18.145cm" svg:y="7.023cm">
            <draw:text-box>
              <text:p>10 kB</text:p>
            </draw:text-box>
          </draw:frame>
          <draw:line draw:style-name="gr5" draw:text-style-name="P1" draw:id="id5" draw:layer="layout" svg:x1="18.145cm" svg:y1="8.62cm" svg:x2="18.145cm" svg:y2="11.795cm">
            <text:p/>
          </draw:line>
          <draw:connector draw:style-name="gr4" draw:text-style-name="P1" draw:layer="layout" draw:line-skew="3.81cm" svg:x1="10.525cm" svg:y1="6.776cm" svg:x2="18.145cm" svg:y2="8.62cm" draw:start-shape="id4" draw:start-glue-point="1" draw:end-shape="id5" draw:end-glue-point="0" svg:d="m10525 6776h7620v1844 0">
            <text:p/>
          </draw:connector>
          <draw:connector draw:style-name="gr4" draw:text-style-name="P1" draw:layer="layout" draw:line-skew="-3.35cm" svg:x1="7.699cm" svg:y1="6.776cm" svg:x2="1cm" svg:y2="8.62cm" draw:start-shape="id4" draw:start-glue-point="3" draw:end-shape="id3" draw:end-glue-point="0" svg:d="m7699 6776h-6699v1844 0">
            <text:p/>
          </draw:connector>
          <draw:connector draw:style-name="gr4" draw:text-style-name="P1" draw:layer="layout" draw:line-skew="0.5cm" svg:x1="18.145cm" svg:y1="7.504cm" svg:x2="18.145cm" svg:y2="8.62cm" draw:start-shape="id6" draw:start-glue-point="3" draw:end-shape="id5" draw:end-glue-point="0" svg:d="m18145 7504v0 1116 0">
            <text:p/>
          </draw:connector>
          <draw:connector draw:style-name="gr4" draw:text-style-name="P1" draw:layer="layout" draw:line-skew="-0.5cm" svg:x1="20.268cm" svg:y1="7.504cm" svg:x2="20.59cm" svg:y2="8.62cm" draw:start-shape="id6" draw:start-glue-point="1" draw:end-shape="id2" draw:end-glue-point="0" svg:d="m20268 7504h322v1116 0">
            <text:p/>
          </draw:connector>
        </draw:g>
      </draw:page>
      <draw:page draw:name="page2" draw:style-name="dp1" draw:master-page-name="Default">
        <draw:frame draw:style-name="gr3" draw:id="id7" draw:layer="layout" svg:width="2.826cm" svg:height="0.962cm" svg:x="9.255cm" svg:y="9.563cm">
          <draw:text-box>
            <text:p>1014 kB</text:p>
          </draw:text-box>
        </draw:frame>
        <draw:connector draw:style-name="gr4" draw:text-style-name="P1" draw:layer="layout" draw:line-skew="4.27cm" svg:x1="12.081cm" svg:y1="10.044cm" svg:x2="20.59cm" svg:y2="13.7cm" draw:start-shape="id7" draw:start-glue-point="1" draw:end-shape="id8" draw:end-glue-point="0" svg:d="m12081 10044h8525v3656h-16">
          <text:p/>
        </draw:connector>
        <draw:connector draw:style-name="gr4" draw:text-style-name="P1" draw:layer="layout" draw:line-skew="-4.112cm" svg:x1="9.255cm" svg:y1="10.044cm" svg:x2="1cm" svg:y2="13.7cm" draw:start-shape="id7" draw:start-glue-point="3" draw:end-shape="id9" draw:end-glue-point="0" svg:d="m9255 10044h-8239v3656h-16">
          <text:p/>
        </draw:connector>
        <draw:rect draw:style-name="gr7" draw:text-style-name="P1" draw:layer="layout" svg:width="0.652cm" svg:height="3.175cm" svg:x="1cm" svg:y="13.7cm">
          <text:p/>
        </draw:rect>
        <draw:rect draw:style-name="gr8" draw:text-style-name="P1" draw:layer="layout" svg:width="0.653cm" svg:height="3.175cm" svg:x="1.652cm" svg:y="13.7cm">
          <text:p/>
        </draw:rect>
        <draw:rect draw:style-name="gr7" draw:text-style-name="P1" draw:layer="layout" svg:width="0.655cm" svg:height="3.175cm" svg:x="2.305cm" svg:y="13.7cm">
          <text:p/>
        </draw:rect>
        <draw:rect draw:style-name="gr8" draw:text-style-name="P1" draw:layer="layout" svg:width="0.651cm" svg:height="3.175cm" svg:x="2.96cm" svg:y="13.7cm">
          <text:p/>
        </draw:rect>
        <draw:rect draw:style-name="gr7" draw:text-style-name="P1" draw:layer="layout" svg:width="0.652cm" svg:height="3.175cm" svg:x="3.611cm" svg:y="13.7cm">
          <text:p/>
        </draw:rect>
        <draw:rect draw:style-name="gr8" draw:text-style-name="P1" draw:layer="layout" svg:width="0.653cm" svg:height="3.175cm" svg:x="4.263cm" svg:y="13.7cm">
          <text:p/>
        </draw:rect>
        <draw:rect draw:style-name="gr7" draw:text-style-name="P1" draw:layer="layout" svg:width="0.654cm" svg:height="3.175cm" svg:x="4.916cm" svg:y="13.7cm">
          <text:p/>
        </draw:rect>
        <draw:rect draw:style-name="gr8" draw:text-style-name="P1" draw:layer="layout" svg:width="0.652cm" svg:height="3.175cm" svg:x="5.57cm" svg:y="13.7cm">
          <text:p/>
        </draw:rect>
        <draw:rect draw:style-name="gr7" draw:text-style-name="P1" draw:layer="layout" svg:width="0.654cm" svg:height="3.175cm" svg:x="6.222cm" svg:y="13.7cm">
          <text:p/>
        </draw:rect>
        <draw:rect draw:style-name="gr8" draw:text-style-name="P1" draw:layer="layout" svg:width="0.651cm" svg:height="3.175cm" svg:x="6.876cm" svg:y="13.7cm">
          <text:p/>
        </draw:rect>
        <draw:rect draw:style-name="gr7" draw:text-style-name="P1" draw:layer="layout" svg:width="0.654cm" svg:height="3.175cm" svg:x="7.527cm" svg:y="13.7cm">
          <text:p/>
        </draw:rect>
        <draw:rect draw:style-name="gr8" draw:text-style-name="P1" draw:layer="layout" svg:width="0.653cm" svg:height="3.175cm" svg:x="8.181cm" svg:y="13.7cm">
          <text:p/>
        </draw:rect>
        <draw:rect draw:style-name="gr7" draw:text-style-name="P1" draw:layer="layout" svg:width="0.652cm" svg:height="3.175cm" svg:x="8.834cm" svg:y="13.7cm">
          <text:p/>
        </draw:rect>
        <draw:rect draw:style-name="gr8" draw:text-style-name="P1" draw:layer="layout" svg:width="0.652cm" svg:height="3.175cm" svg:x="9.486cm" svg:y="13.7cm">
          <text:p/>
        </draw:rect>
        <draw:rect draw:style-name="gr7" draw:text-style-name="P1" draw:layer="layout" svg:width="0.655cm" svg:height="3.175cm" svg:x="10.138cm" svg:y="13.7cm">
          <text:p/>
        </draw:rect>
        <draw:rect draw:style-name="gr8" draw:text-style-name="P1" draw:layer="layout" svg:width="0.652cm" svg:height="3.175cm" svg:x="10.793cm" svg:y="13.7cm">
          <text:p/>
        </draw:rect>
        <draw:rect draw:style-name="gr7" draw:text-style-name="P1" draw:layer="layout" svg:width="0.652cm" svg:height="3.175cm" svg:x="11.445cm" svg:y="13.7cm">
          <text:p/>
        </draw:rect>
        <draw:rect draw:style-name="gr8" draw:text-style-name="P1" draw:layer="layout" svg:width="0.652cm" svg:height="3.175cm" svg:x="12.097cm" svg:y="13.7cm">
          <text:p/>
        </draw:rect>
        <draw:rect draw:style-name="gr7" draw:text-style-name="P1" draw:layer="layout" svg:width="0.653cm" svg:height="3.175cm" svg:x="12.749cm" svg:y="13.7cm">
          <text:p/>
        </draw:rect>
        <draw:rect draw:style-name="gr8" draw:text-style-name="P1" draw:layer="layout" svg:width="0.654cm" svg:height="3.175cm" svg:x="13.402cm" svg:y="13.7cm">
          <text:p/>
        </draw:rect>
        <draw:rect draw:style-name="gr7" draw:text-style-name="P1" draw:layer="layout" svg:width="0.653cm" svg:height="3.175cm" svg:x="14.056cm" svg:y="13.7cm">
          <text:p/>
        </draw:rect>
        <draw:rect draw:style-name="gr8" draw:text-style-name="P1" draw:layer="layout" svg:width="0.652cm" svg:height="3.175cm" svg:x="14.709cm" svg:y="13.7cm">
          <text:p/>
        </draw:rect>
        <draw:rect draw:style-name="gr7" draw:text-style-name="P1" draw:layer="layout" svg:width="0.652cm" svg:height="3.175cm" svg:x="15.361cm" svg:y="13.7cm">
          <text:p/>
        </draw:rect>
        <draw:rect draw:style-name="gr8" draw:text-style-name="P1" draw:layer="layout" svg:width="0.654cm" svg:height="3.175cm" svg:x="16.013cm" svg:y="13.7cm">
          <text:p/>
        </draw:rect>
        <draw:rect draw:style-name="gr7" draw:text-style-name="P1" draw:layer="layout" svg:width="0.653cm" svg:height="3.175cm" svg:x="16.667cm" svg:y="13.7cm">
          <text:p/>
        </draw:rect>
        <draw:rect draw:style-name="gr8" draw:text-style-name="P1" draw:layer="layout" svg:width="0.652cm" svg:height="3.175cm" svg:x="17.32cm" svg:y="13.7cm">
          <text:p/>
        </draw:rect>
        <draw:rect draw:style-name="gr7" draw:text-style-name="P1" draw:layer="layout" svg:width="0.652cm" svg:height="3.175cm" svg:x="17.972cm" svg:y="13.7cm">
          <text:p/>
        </draw:rect>
        <draw:rect draw:style-name="gr8" draw:text-style-name="P1" draw:layer="layout" svg:width="0.654cm" svg:height="3.175cm" svg:x="18.624cm" svg:y="13.7cm">
          <text:p/>
        </draw:rect>
        <draw:rect draw:style-name="gr7" draw:text-style-name="P1" draw:layer="layout" svg:width="0.653cm" svg:height="3.175cm" svg:x="19.278cm" svg:y="13.7cm">
          <text:p/>
        </draw:rect>
        <draw:rect draw:style-name="gr8" draw:text-style-name="P1" draw:layer="layout" svg:width="0.652cm" svg:height="3.175cm" svg:x="19.931cm" svg:y="13.7cm">
          <text:p/>
        </draw:rect>
        <draw:line draw:style-name="gr7" draw:text-style-name="P1" draw:id="id9" draw:layer="layout" svg:x1="1cm" svg:y1="13.7cm" svg:x2="1cm" svg:y2="16.875cm">
          <text:p/>
        </draw:line>
        <draw:line draw:style-name="gr7" draw:text-style-name="P1" draw:id="id8" draw:layer="layout" svg:x1="20.59cm" svg:y1="13.7cm" svg:x2="20.59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ory Heckler</meta:initial-creator>
    <meta:creation-date>2008-10-27T13:30:29</meta:creation-date>
    <meta:generator>OpenOffice.org/3.0$Linux OpenOffice.org_project/300m9$Build-9358</meta:generator>
    <dc:date>2008-10-27T13:43:58</dc:date>
    <dc:creator>Gregory Heckler</dc:creator>
    <meta:editing-duration>PT00H13M30S</meta:editing-duration>
    <meta:editing-cycles>10</meta:editing-cycles>
    <meta:document-statistic meta:object-count="50"/>
  </office:meta>
</office:document-meta>
</file>